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0dc94"/>
    </style:style>
    <style:style style:name="P3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60260e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714c00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8e9ce9" officeooo:paragraph-rsid="008e9ce9"/>
    </style:style>
    <style:style style:name="P14" style:family="paragraph" style:parent-style-name="Standard">
      <style:paragraph-properties fo:margin-top="0.0791in" fo:margin-bottom="0.0791in" loext:contextual-spacing="false"/>
      <style:text-properties fo:language="it" fo:country="IT" officeooo:rsid="0094073b" officeooo:paragraph-rsid="0094073b"/>
    </style:style>
    <style:style style:name="P15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56791c"/>
    </style:style>
    <style:style style:name="P16" style:family="paragraph" style:parent-style-name="Standard">
      <style:paragraph-properties fo:margin-top="0.0791in" fo:margin-bottom="0.0791in" loext:contextual-spacing="false"/>
      <style:text-properties officeooo:paragraph-rsid="002f9786"/>
    </style:style>
    <style:style style:name="P17" style:family="paragraph" style:parent-style-name="Standard">
      <style:paragraph-properties fo:margin-top="0.0791in" fo:margin-bottom="0.0791in" loext:contextual-spacing="false"/>
      <style:text-properties officeooo:paragraph-rsid="00782a19"/>
    </style:style>
    <style:style style:name="P18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85cd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0791in" fo:margin-bottom="0.0791in" loext:contextual-spacing="false" fo:text-align="justify" style:justify-single-word="false"/>
      <style:text-properties style:font-name="Liberation Serif" fo:font-size="12pt" fo:language="it" fo:country="IT" fo:font-weight="normal" officeooo:rsid="008fcfae" officeooo:paragraph-rsid="008fcfa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0791in" fo:margin-bottom="0.0791in" loext:contextual-spacing="false" fo:text-align="center" style:justify-single-word="false"/>
      <style:text-properties style:font-name="Liberation Serif" fo:font-size="14pt" fo:language="it" fo:country="IT" fo:font-weight="bold" officeooo:rsid="007a8bdd" officeooo:paragraph-rsid="007a8bd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4pt" fo:language="it" fo:country="IT" fo:font-weight="bold" officeooo:rsid="0006e28a" officeooo:paragraph-rsid="0051d04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a5ea65"/>
    </style:style>
    <style:style style:name="P23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a5ea65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80f10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4" style:family="text">
      <style:text-properties style:font-name="Liberation Serif" fo:font-size="12pt" fo:language="it" fo:country="IT" fo:font-style="normal" fo:font-weight="normal" officeooo:rsid="0082c63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4pt" fo:language="it" fo:country="IT" fo:font-style="normal" fo:font-weight="bold" officeooo:rsid="0040600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Serif" officeooo:rsid="00a7c4ad"/>
    </style:style>
    <style:style style:name="T21" style:family="text">
      <style:text-properties style:font-name="Liberation Serif" officeooo:rsid="00a7c5a0"/>
    </style:style>
    <style:style style:name="T22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3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it" fo:country="IT" fo:font-style="normal" fo:font-weight="normal" officeooo:rsid="007f0f5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language="it" fo:country="IT"/>
    </style:style>
    <style:style style:name="T27" style:family="text">
      <style:text-properties fo:language="it" fo:country="IT" officeooo:rsid="0006e28a"/>
    </style:style>
    <style:style style:name="T28" style:family="text">
      <style:text-properties fo:language="it" fo:country="IT" officeooo:rsid="002f9786"/>
    </style:style>
    <style:style style:name="T29" style:family="text">
      <style:text-properties fo:language="it" fo:country="IT" officeooo:rsid="000718a1"/>
    </style:style>
    <style:style style:name="T30" style:family="text">
      <style:text-properties fo:language="it" fo:country="IT" officeooo:rsid="0083032d"/>
    </style:style>
    <style:style style:name="T31" style:family="text">
      <style:text-properties fo:language="it" fo:country="IT" officeooo:rsid="0085cd35"/>
    </style:style>
    <style:style style:name="T32" style:family="text">
      <style:text-properties fo:language="it" fo:country="IT" officeooo:rsid="0002946e"/>
    </style:style>
    <style:style style:name="T33" style:family="text">
      <style:text-properties fo:language="it" fo:country="IT" officeooo:rsid="00983225"/>
    </style:style>
    <style:style style:name="T34" style:family="text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T35" style:family="text">
      <style:text-properties officeooo:rsid="0091af58"/>
    </style:style>
    <style:style style:name="T36" style:family="text">
      <style:text-properties officeooo:rsid="0092c6a7"/>
    </style:style>
    <style:style style:name="T37" style:family="text">
      <style:text-properties style:font-name="Liberation Serif1"/>
    </style:style>
    <style:style style:name="T38" style:family="text">
      <style:text-properties style:font-name="Liberation Serif1" style:font-name-asian="Liberation Serif1" style:font-name-complex="Liberation Serif1"/>
    </style:style>
    <style:style style:name="T39" style:family="text">
      <style:text-properties officeooo:rsid="00998983"/>
    </style:style>
    <style:style style:name="T40" style:family="text">
      <style:text-properties officeooo:rsid="009b6c33"/>
    </style:style>
    <style:style style:name="T41" style:family="text">
      <style:text-properties officeooo:rsid="009dd2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1"/>
      <text:p text:style-name="P2"><text:span text:style-name="T22">Siano </text:span><text:span text:style-name="T23">env</text:span><text:span text:style-name="T25"> </text:span><text:span text:style-name="T23">un ambiente </text:span><text:span text:style-name="T24">e</text:span><text:span text:style-name="T23"> sia</text:span><text:span text:style-name="T4"> </text:span><text:span text:style-name="T15"><text:s/></text:span><text:span text:style-name="T17">env </text:span><text:span text:style-name="T16">▹ </text:span><text:span text:style-name="T17">exp</text:span><text:span text:style-name="T13"> la notazione per indicare che l’espressione exp viene valutata rispetto ad </text:span><text:span text:style-name="T4">env</text:span><text:span text:style-name="T15">.</text:span><text:span text:style-name="T4"> Dett</text:span><text:span text:style-name="T10">e</text:span><text:span text:style-name="T4"> </text:span><text:span text:style-name="T5">inoltre</text:span><text:span text:style-name="T4"> </text:span><text:span text:style-name="T17">exp ⇒ evT</text:span><text:span text:style-name="T4"> </text:span><text:span text:style-name="T6">la</text:span><text:span text:style-name="T4"> valutazione dell’espressione </text:span><text:span text:style-name="T5">ad un denotabile </text:span><text:span text:style-name="T7">e </text:span><text:span text:style-name="T18">:type</text:span><text:span text:style-name="T7"> l’annotazione di tipo</text:span><text:span text:style-name="T8">, </text:span><text:span text:style-name="T5">al fine di </text:span><text:span text:style-name="T9">estendere il linguaggio con</text:span><text:span text:style-name="T5"> insiemi </text:span><text:span text:style-name="T11">e stringhe </text:span><text:span text:style-name="T5">definisco la seguente serie di regole </text:span><text:span text:style-name="T12">della semantica operazionale</text:span><text:span text:style-name="T5">.</text:span></text:p>
      <text:p text:style-name="P21">Regole di inferenza</text:p>
      <text:p text:style-name="P15"><text:span text:style-name="T14">Estring:</text:span><text:span text:style-name="T19"> </text:span><text:span text:style-name="T19"><draw:frame draw:style-name="fr1" draw:name="Object23" text:anchor-type="as-char" svg:y="-0.2437in" svg:width="2.0055in" svg:height="0.4083in" draw:z-index="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8"><text:span text:style-name="T26">Concat:</text:span><text:span text:style-name="T26"><draw:frame draw:style-name="fr1" draw:name="Object24" text:anchor-type="as-char" svg:y="-0.3398in" svg:width="2.6236in" svg:height="0.6319in" draw:z-index="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8"><text:span text:style-name="T26">dove </text:span><text:span text:style-name="T30">con “</text:span><text:span text:style-name="T26">^” </text:span><text:span text:style-name="T31">ho </text:span><text:span text:style-name="T30">rappresent</text:span><text:span text:style-name="T31">ato </text:span><text:span text:style-name="T26">l’operazione di concatenazione di stringhe</text:span></text:p>
      <text:p text:style-name="P18"><text:span text:style-name="T30">EmptySet:</text:span><text:span text:style-name="T34"><draw:frame draw:style-name="fr1" draw:name="Object1" text:anchor-type="as-char" svg:y="-0.2598in" svg:width="2.5953in" svg:height="0.4244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2">Singleton:</text:span><draw:frame draw:style-name="fr1" draw:name="Object2" text:anchor-type="as-char" svg:y="-0.3319in" svg:width="2.8453in" svg:height="0.6165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:</text:span><draw:frame draw:style-name="fr1" draw:name="Object3" text:anchor-type="as-char" svg:y="-0.3465in" svg:width="3.0417in" svg:height="0.658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>IsEmpty, divisa tra valutazione true e false:</text:p>
      <text:p text:style-name="P7"><draw:frame draw:style-name="fr1" draw:name="Object6" text:anchor-type="as-char" svg:y="-0.3398in" svg:width="2.1965in" svg:height="0.6319in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4547in" svg:width="2.2484in" svg:height="0.8626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8">Contains, divisa tra valutazione true e false:</text:p>
      <text:p text:style-name="P6"><draw:frame draw:style-name="fr1" draw:name="Object8" text:anchor-type="as-char" svg:y="-0.5508in" svg:width="2.6346in" svg:height="1.0543in" draw:z-index="6"><draw:object xlink:href="./Object 8" xlink:type="simple" xlink:show="embed" xlink:actuate="onLoad"/><draw:image xlink:href="./ObjectReplacements/Object 8" xlink:type="simple" xlink:show="embed" xlink:actuate="onLoad"/></draw:frame>,<draw:frame draw:style-name="fr1" draw:name="Object9" text:anchor-type="as-char" svg:y="-0.5508in" svg:width="2.6866in" svg:height="1.0543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5"><text:span text:style-name="T2">Insert:</text:span><draw:frame draw:style-name="fr1" draw:name="Object4" text:anchor-type="as-char" svg:y="-0.539in" svg:width="3.4665in" svg:height="1.0425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oft-page-break/><text:span text:style-name="T2">Remove:</text:span><draw:frame draw:style-name="fr1" draw:name="Object5" text:anchor-type="as-char" svg:y="-0.539in" svg:width="3.5665in" svg:height="1.0425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7"><text:span text:style-name="T27">Subset, </text:span><text:span text:style-name="T29">divisa nei casi a ⊆ b </text:span><text:span text:style-name="T33">e</text:span><text:span text:style-name="T29"> a ⊈ b </text:span><text:span text:style-name="T33">(se it tipi fossero diversi non potrei effettuare l’operazione)</text:span><text:span text:style-name="T29">:</text:span></text:p>
      <text:p text:style-name="P7"><draw:frame draw:style-name="fr1" draw:name="Object10" text:anchor-type="as-char" svg:y="-0.778in" svg:width="2.4618in" svg:height="1.5075in" draw:z-index="15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ct11" text:anchor-type="as-char" svg:y="-0.778in" svg:width="2.4965in" svg:height="1.5075in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Per l’ordinamento ho usato l’usuale ordinamento per gli interi, la convenzione Bool(false) &lt; Bool(true) per i booleani e l’ordinamento lessicografico per le stringhe</text:p>
      <text:p text:style-name="P9">SetMin:<text:span text:style-name="T1"><draw:frame draw:style-name="fr1" draw:name="Object13" text:anchor-type="as-char" svg:y="-0.5634in" svg:width="2.1972in" svg:height="1.0791in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547in" svg:width="2.1972in" svg:height="0.8626in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6"><text:span text:style-name="T27">SetM</text:span><text:span text:style-name="T28">ax</text:span><text:span text:style-name="T27">:</text:span><text:span text:style-name="T32"><draw:frame draw:style-name="fr1" draw:name="Object14" text:anchor-type="as-char" svg:y="-0.5634in" svg:width="2.1972in" svg:height="1.0791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32">, </text:span><text:span text:style-name="T32"><draw:frame draw:style-name="fr1" draw:name="Object22" text:anchor-type="as-char" svg:y="-0.4547in" svg:width="2.2264in" svg:height="0.8626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0">Semantica degli operatori funzionali</text:p>
      <text:p text:style-name="P19">Per quanto riguarda i predicati l’interprete supporta soltanto funzioni non ricorsive, in quanto non è possibile effettuare il bind del parametro formale di una funzione ricorsiva senza <text:span text:style-name="T39">valutare anche il corpo del </text:span>LetRec <text:span text:style-name="T41">a causa del modo in cui sono definite</text:span>, <text:span text:style-name="T40">a meno di non forzare il bind prima della valutazione dell’espressione (come ho fatto nei test sulle funzioni ricorsive), ma dovrei poter stabilire che la funzione è ricorsiva senza valutarla </text:span><text:span text:style-name="T41">e chiaramente ciò comporterebbe una notevole complicazione sia nelle regole che nella valutazione</text:span>. La stessa cosa vale per la funzione che Map prende come argomento.</text:p>
      <text:p text:style-name="P22">Forall, <text:span text:style-name="T35">divisa tra i due casi</text:span>:</text:p>
      <text:p text:style-name="P22"><draw:frame draw:style-name="fr1" draw:name="Object15" text:anchor-type="as-char" svg:y="-0.5602in" svg:width="4.2016in" svg:height="1.0744in" draw:z-index="21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0"><text:soft-page-break/><draw:frame draw:style-name="fr1" draw:name="Object16" text:anchor-type="as-char" svg:y="-0.5602in" svg:width="4.2035in" svg:height="1.0744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23">Exists, <text:span text:style-name="T36">divisa tra i due casi:</text:span></text:p>
      <text:p text:style-name="P23"><draw:frame draw:style-name="fr1" draw:name="Object17" text:anchor-type="as-char" svg:y="-0.5602in" svg:width="4.1516in" svg:height="1.0744in" draw:z-index="22"><draw:object xlink:href="./Object 17" xlink:type="simple" xlink:show="embed" xlink:actuate="onLoad"/><draw:image xlink:href="./ObjectReplacements/Object 17" xlink:type="simple" xlink:show="embed" xlink:actuate="onLoad"/></draw:frame>,</text:p>
      <text:p text:style-name="P11"><draw:frame draw:style-name="fr1" draw:name="Object18" text:anchor-type="as-char" svg:y="-0.5602in" svg:width="4.2535in" svg:height="1.0744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Filter: <draw:frame draw:style-name="fr1" draw:name="Object19" text:anchor-type="as-char" svg:y="-0.5602in" svg:width="4.2791in" svg:height="1.0744in" draw:z-index="11"><draw:object xlink:href="./Object 19" xlink:type="simple" xlink:show="embed" xlink:actuate="onLoad"/><draw:image xlink:href="./ObjectReplacements/Object 19" xlink:type="simple" xlink:show="embed" xlink:actuate="onLoad"/></draw:frame></text:p>
      <text:p text:style-name="P12">Map: <draw:frame draw:style-name="fr1" draw:name="Object20" text:anchor-type="as-char" svg:y="-0.5602in" svg:width="3.9764in" svg:height="1.0866in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>Map supporta anche funzioni del tipo f: type1<text:span text:style-name="T38">→</text:span>type2, per cui introduco il tipo new_t per specificare che il tipo di set ritornato potrebbe essere diverso da quello in input. Questo porta ad un comportamento semanticamente non corretto nel caso di Set vuoti, perch<text:span text:style-name="T37">é</text:span><text:span text:style-name="T3"> in tal caso non esiste alcun elemento su cui valutare il tipo di ritorno della funzione, per cui mi limito a ritornare un SetVal vuoto con il tipo originale. Un modo di ovviare a questo comportamento potrebbe essere quello di provare la chiamata di funzione con un valore di default per ogni tipo all’interno di blocchi try … with concatenati, ma </text:span><text:span text:style-name="T20">nell’implementazione dell’interprete </text:span><text:span text:style-name="T3">ho deciso di mantenere </text:span><text:span text:style-name="T20">la valutazione che associa il tipo origina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30T18:01:19.666477908</dc:date>
    <meta:editing-duration>PT14H21M50S</meta:editing-duration>
    <meta:editing-cycles>147</meta:editing-cycles>
    <meta:generator>LibreOffice/6.4.6.2$Linux_X86_64 LibreOffice_project/40$Build-2</meta:generator>
    <meta:document-statistic meta:table-count="0" meta:image-count="0" meta:object-count="23" meta:page-count="3" meta:paragraph-count="31" meta:word-count="373" meta:character-count="2340" meta:non-whitespace-character-count="1988"/>
  </office:meta>
</office:document-meta>
</file>

<file path=Object 1/content.xml><?xml version="1.0" encoding="utf-8"?>
<math xmlns="http://www.w3.org/1998/Math/MathML" display="block">
  <semantics>
    <mfrac>
      <mrow>
        <mi mathvariant="italic">env</mi>
        <mi>▹</mi>
        <mi mathvariant="italic">type</mi>
        <mo stretchy="false">⇒</mo>
        <mi mathvariant="italic">String</mi>
        <mrow>
          <mo fence="true" stretchy="false">(</mo>
          <mrow>
            <mrow>
              <mi>t</mi>
              <mi mathvariant="normal">:</mi>
              <mi mathvariant="italic">string</mi>
            </mrow>
          </mrow>
          <mo fence="true" stretchy="false">)</mo>
        </mrow>
      </mrow>
      <mrow>
        <mi mathvariant="italic">env</mi>
        <mi>▹</mi>
        <mtext>EmptySet</mtext>
        <mrow>
          <mo fence="true" stretchy="false">(</mo>
          <mrow>
            <mi mathvariant="italic">type</mi>
          </mrow>
          <mo fence="true" stretchy="false">)</mo>
        </mrow>
        <mo stretchy="false">⇒</mo>
        <mi mathvariant="italic">SetVal</mi>
        <mrow>
          <mo fence="true" stretchy="false">(</mo>
          <mrow>
            <mrow>
              <mi mathvariant="normal">∅</mi>
              <mi>,</mi>
              <mi>t</mi>
            </mrow>
          </mrow>
          <mo fence="true" stretchy="false">)</mo>
        </mrow>
      </mrow>
    </mfrac>
    <annotation encoding="StarMath 5.0">{env ▹ type drarrow String(t:string)}
over
{env ▹ "EmptySet"( type) drarrow SetVal(emptyset, t)}</annotation>
  </semantics>
</math>
</file>

<file path=Object 10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</mi>
                        </mrow>
                        <mn>1</mn>
                      </mrow>
                    </mrow>
                    <mo fence="true" stretchy="false">}</mo>
                  </mrow>
                  <mi>,</mi>
                  <msub>
                    <mi>t</mi>
                    <mn>1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w</mi>
                          <mi>j</mi>
                        </msub>
                        <mi mathvariant="normal">:</mi>
                        <mrow>
                          <mi>j</mi>
                          <mo stretchy="false">∈</mo>
                          <mi mathvariant="italic">el</mi>
                        </mrow>
                        <mn>2</mn>
                      </mrow>
                    </mrow>
                    <mo fence="true" stretchy="false">}</mo>
                  </mrow>
                  <mi>,</mi>
                  <msub>
                    <mi>t</mi>
                    <mn>2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SetVal(lbrace v_i : i in el1 rbrace,t_1),
{}newline{}
env ▹ e2 drarrow SetVal(lbrace w_j : j in el2 rbrace, t_2),
{}newline{}
t_1 = t_2,
{}newline{}
{lbrace v_i : i in el1 rbrace subseteq lbrace w_j : j in el2 rbrace}
over 
{env ▹ "Subset"(e1, e2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</mi>
                        </mrow>
                        <mn>1</mn>
                      </mrow>
                    </mrow>
                    <mo fence="true" stretchy="false">}</mo>
                  </mrow>
                  <mi>,</mi>
                  <msub>
                    <mi>t</mi>
                    <mn>1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w</mi>
                          <mi>j</mi>
                        </msub>
                        <mi mathvariant="normal">:</mi>
                        <mrow>
                          <mi>j</mi>
                          <mo stretchy="false">∈</mo>
                          <mi mathvariant="italic">el</mi>
                        </mrow>
                        <mn>2</mn>
                      </mrow>
                    </mrow>
                    <mo fence="true" stretchy="false">}</mo>
                  </mrow>
                  <mi>,</mi>
                  <msub>
                    <mi>t</mi>
                    <mn>2</mn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SetVal(lbrace v_i : i in el1 rbrace, t_1),
{}newline{}
env ▹ e2 drarrow SetVal(lbrace w_j : j in el2 rbrace, t_2),
{}newline{}
t_1 = t_2,
{}newline{}
{lbrace v_i : i in el1 rbrace nsubseteq lbrace w_j : j in el2 rbrace}
over 
{env ▹ "Subset"(e1, e2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SetVal(lbrace v_i : i in els rbrace, t),
{}newline{}
lbrace v_i : i in els rbrace &lt;&gt; emptyset,
{}newline{}
{w = min lbrace v_i : i in els rbrace}
over 
{env ▹ SetMin(e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SetVal(lbrace v_i : i in els rbrace, t),
{}newline{}
lbrace v_i : i in els rbrace &lt;&gt; emptyset,
{}newline{}
{w = max lbrace v_i : i in els rbrace}
over 
{env ▹ SetMax(e) drarrow w}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SetVal(lbrace v_i : i in els rbrace, t),
{}newline{}
env ▹ pred drarrow FunVal(arg, body, decEnv):Bool("_") `as` f,
{}newline{}
{(forall j. j in lbrace v_i : i in els rbrace and (decEnv ▹ FunCall(f, j) drarrow Bool(true)))}
over
{ env ▹ "Forall"(pred, e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exists j. j in lbrace v_i : i in els rbrace and (decEnv ▹ FunCall(f, j) drarrow Bool(false)))}
over
{ env ▹ "Forall"(pred, e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exists j. j in lbrace v_i : i in els rbrace and (decEnv ▹ FunCall(f, j) drarrow Bool(true)))}
over
{ env ▹ "Exists"(pred, e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pred drarrow FunVal(arg, body, decEnv):Bool("_") `as` f,
{  }newline{  }
{(forall j. j in lbrace v_i : i in els rbrace and (decEnv ▹ FunCall(f, j) drarrow Bool(false)))}
over
{ env ▹ "Exists"(pred, e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row>
                            <mo fence="true" stretchy="false">(</mo>
                            <mrow>
                              <mrow>
                                <mi mathvariant="italic">decEnv</mi>
                                <mi>▹</mi>
                                <mi mathvariant="italic">FunCall</mi>
                                <mrow>
                                  <mo fence="true" stretchy="false">(</mo>
                                  <mrow>
                                    <mrow>
                                      <mi>f</mi>
                                      <mi>,</mi>
                                      <mi>j</mi>
                                    </mrow>
                                  </mrow>
                                  <mo fence="true" stretchy="false">)</mo>
                                </mrow>
                                <mo stretchy="false">⇒</mo>
                                <mi mathvariant="italic">Bool</mi>
                                <mrow>
                                  <mo fence="true" stretchy="false">(</mo>
                                  <mrow>
                                    <mi mathvariant="italic">true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>x</mi>
                <mi mathvariant="normal">:</mi>
                <mi>t</mi>
              </mrow>
            </mfrac>
          </mrow>
        </mtd>
      </mtr>
    </mtable>
    <annotation encoding="StarMath 5.0">e = Set(els, type),
{  }newline{  }
env ▹ e drarrow SetVal(lbrace v_i : i in els rbrace, t),
{  }newline{  }
env ▹ pred drarrow (Rec)FunVal(arg, body, decEnv):Bool("_") `as` f,
{  }newline{  }
{x = lbrace j : 
	j in lbrace v_i : i in els rbrace and 
	(decEnv ▹ FunCall(f, j) drarrow Bool(true))
rbrace}
over
{ env ▹ "Filter"(pred, e) drarrow x:t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el</mi>
                <mo stretchy="false">⇒</mo>
                <mi>v</mi>
                <mi mathvariant="normal">:</mi>
                <mi>t</mi>
              </mrow>
              <mrow>
                <mi mathvariant="italic">env</mi>
                <mi>▹</mi>
                <mi mathvariant="italic">Singleton</mi>
                <mrow>
                  <mo fence="true" stretchy="false">(</mo>
                  <mrow>
                    <mrow>
                      <mi mathvariant="italic">el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i>v</mi>
                        </mrow>
                        <mo fence="true" stretchy="false">}</mo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env ▹ el drarrow v:t} 
over 
{env ▹ Singleton( el, type ) drarrow 
	SetVal(lbrace v rbrace, t)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funct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new</mi>
            <mtext>_</mtext>
            <mi>t</mi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sub>
                                <mi>x</mi>
                                <mi>j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ct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row>
                            <msub>
                              <mi>x</mi>
                              <mi>j</mi>
                            </msub>
                            <mi mathvariant="normal">:</mi>
                            <mrow>
                              <mi>j</mi>
                              <mo stretchy="false">∈</mo>
                              <mrow>
                                <mo fence="true" stretchy="false">{</mo>
                                <mrow>
                                  <mrow>
                                    <msub>
                                      <mi>v</mi>
                                      <mi>i</mi>
                                    </msub>
                                    <mi mathvariant="normal">:</mi>
                                    <mrow>
                                      <mi>i</mi>
                                      <mo stretchy="false">∈</mo>
                                      <mi mathvariant="italic">els</mi>
                                    </mrow>
                                  </mrow>
                                </mrow>
                                <mo fence="true" stretchy="false">}</mo>
                              </mrow>
                            </mrow>
                          </mrow>
                        </mrow>
                        <mo fence="true" stretchy="false">}</mo>
                      </mrow>
                      <mi>,</mi>
                      <mi mathvariant="italic">new</mi>
                      <mtext>_</mtext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SetVal(lbrace v_i : i in els rbrace, t),
{  }newline{  }
env ▹ funct drarrow FunVal(arg, body, decEnv):new"_"t `as` f,
{  }newline{  }
{(forall j. 
	j in lbrace v_i : i in els rbrace and 
	(decEnv ▹ FunCall(f, j) drarrow x_j)
)}
over
{ env ▹ "Map"(funct, e) drarrow SetVal(lbrace x_j : j in lbrace v_i : i in els rbrace rbrace, new"_"t)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SetVal(lbrace v_i : i in els rbrace, t),
{}newline{}
{lbrace v_i : i in els rbrace =  emptyset}
over 
{env ▹ SetMin(e) drarrow Unbound[t]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SetVal(lbrace v_i : i in els rbrace, t),
{}newline{}
{lbrace v_i : i in els rbrace =  emptyset}
over 
{env ▹ SetMax(e) drarrow Unbound[t]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 s:string 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italic">env</mi>
            <mi>▹</mi>
            <mi>e</mi>
            <mn>1</mn>
            <mo stretchy="false">⇒</mo>
            <mi mathvariant="italic">String</mi>
            <mrow>
              <mo fence="true" stretchy="false">(</mo>
              <mrow>
                <mrow>
                  <mi>x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n>2</mn>
                <mo stretchy="false">⇒</mo>
                <mi mathvariant="italic">String</mi>
                <mrow>
                  <mo fence="true" stretchy="false">(</mo>
                  <mrow>
                    <mrow>
                      <mi>y</mi>
                      <mi mathvariant="normal">:</mi>
                      <mi mathvariant="italic">string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x</mi>
                      <mtext>^</mtext>
                      <mi>y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
env ▹ e1 drarrow String(x:string),
{  }newline{  }
{env ▹ e2 drarrow String(y:string)}
over
{env ▹ Concat( e1, e2 ) drarrow String( x"^"y )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i</mi>
                    <mi>.</mi>
                    <mrow>
                      <mi>i</mi>
                      <mo stretchy="false">∈</mo>
                      <mrow>
                        <mi mathvariant="italic">els</mi>
                        <mo stretchy="false">∧</mo>
                        <mrow>
                          <mo fence="true" stretchy="false">(</mo>
                          <mrow>
                            <mrow>
                              <mi mathvariant="italic">env</mi>
                              <mi>▹</mi>
                              <mi>i</mi>
                              <mo stretchy="false">⇒</mo>
                              <msub>
                                <mi>v</mi>
                                <mi>i</mi>
                              </msub>
                              <mi mathvariant="normal">: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space width="0.5em"/>
                            <mi mathvariant="normal">:</mi>
                            <mspace width="0.5em"/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(forall i. i in els and (env ▹i drarrow v_i:t))} 
over 
{ env ▹ Set(els, type) drarrow 
	SetVal(lbrace v_i `:` i in els rbrace, t)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∖</mo>
                        <mrow>
                          <mo fence="true" stretchy="false">{</mo>
                          <mrow>
                            <mi>w</mi>
                          </mrow>
                          <mo fence="true" stretchy="false">}</mo>
                        </mrow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 drarrow SetVal(lbrace v_i : i in els rbrace, t),
{  }newline{  }
env ▹ elem drarrow w:el"_"type,
{  }newline{  }
{el"_"type = t}
over 
{  env ▹ Remove(e, elem) drarrow 
	SetVal(lbrace v_i : i in els rbrace setminus lbrace w rbrace, t)
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SetVal</mi>
                <mrow>
                  <mo fence="true" stretchy="false">(</mo>
                  <mrow>
                    <mrow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∪</mo>
                        <mrow>
                          <mo fence="true" stretchy="false">{</mo>
                          <mrow>
                            <mi>w</mi>
                          </mrow>
                          <mo fence="true" stretchy="false">}</mo>
                        </mrow>
                      </mrow>
                      <mi>,</mi>
                      <mi>t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 drarrow SetVal(lbrace v_i : i in els rbrace, t),
{  }newline{  }
env ▹ elem drarrow w:el"_"type,
{  }newline{  }
{el"_"type = t}
over 
{ env ▹ Insert(e, elem) drarrow 
	SetVal(lbrace v_i : i in els rbrace union lbrace w rbrace, t)
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o stretchy="false">⇒</mo>
                <mi mathvariant="italic">SetVal</mi>
                <mrow>
                  <mo fence="true" stretchy="false">(</mo>
                  <mrow>
                    <mrow>
                      <mi mathvariant="normal">∅</mi>
                      <mi>,</mi>
                      <mi>t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env ▹ e drarrow SetVal(emptyset, t)}
over 
{  env ▹ IsEmpty(e) drarrow Bool(true)
}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≠</mo>
                <mi mathvariant="normal">∅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 drarrow SetVal(lbrace v_i : i in els rbrace, t),
{  }newline{  }
{ lbrace v_i : i in els rbrace  &lt;&gt; emptyset }
over 
{  env ▹ IsEmpty(e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e drarrow SetVal(lbrace v_i : i in els rbrace, t),
{}newline{}
{w in lbrace v_i : i in els rbrace}
over 
{env ▹ Contains(e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i mathvariant="italic">SetVal</mi>
            <mrow>
              <mo fence="true" stretchy="false">(</mo>
              <mrow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i>,</mi>
                  <mi>t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e drarrow SetVal(lbrace v_i : i in els rbrace, t),
{}newline{}
{w notin lbrace v_i : i in els rbrace} 
over 
{env ▹ Contains(e, elem) drarrow Bool(false)}</annotation>
  </semantics>
</math>
</file>